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Segoe Print" svg:font-family="'Segoe Print'" style:font-family-generic="system" style:font-pitch="variable"/>
  </office:font-face-decls>
  <office:automatic-styles>
    <style:style style:name="P1" style:family="paragraph" style:parent-style-name="Encabezado">
      <style:text-properties style:font-name="Calibri" style:font-name-complex="Calibri"/>
    </style:style>
    <style:style style:name="P2" style:family="paragraph" style:parent-style-name="Normal">
      <style:text-properties style:font-name="Century Gothic"/>
    </style:style>
    <style:style style:name="P3" style:family="paragraph" style:parent-style-name="Normal">
      <style:text-properties style:font-name="Century Gothic" fo:font-weight="bold" style:font-weight-asian="bold"/>
    </style:style>
    <style:style style:name="P4" style:family="paragraph" style:parent-style-name="Normal">
      <loext:graphic-properties draw:fill="solid" draw:fill-color="#ffe599" draw:opacity="100%"/>
      <style:paragraph-properties fo:background-color="#ffe599"/>
      <style:text-properties style:font-name="Century Gothic" fo:font-weight="bold" style:font-weight-asian="bold"/>
    </style:style>
    <style:style style:name="P5" style:family="paragraph" style:parent-style-name="Normal">
      <style:text-properties style:font-name="Century Gothic"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Normal">
      <style:text-properties style:font-name="Century Gothic" fo:language="en" fo:country="US"/>
    </style:style>
    <style:style style:name="P7" style:family="paragraph" style:parent-style-name="Normal">
      <style:text-properties style:font-name="Century Gothic" fo:language="en" fo:country="US" style:font-weight-complex="bold"/>
    </style:style>
    <style:style style:name="P8" style:family="paragraph" style:parent-style-name="Normal">
      <style:text-properties fo:color="#4472c4" loext:opacity="100%" style:font-name="Century Gothic"/>
    </style:style>
    <style:style style:name="P9" style:family="paragraph" style:parent-style-name="Normal">
      <style:text-properties style:font-name="Segoe Print" fo:language="en" fo:country="US" style:font-weight-complex="bold"/>
    </style:style>
    <style:style style:name="P10" style:family="paragraph" style:parent-style-name="Normal">
      <style:text-properties fo:language="en" fo:country="US"/>
    </style:style>
    <style:style style:name="P11" style:family="paragraph" style:parent-style-name="Párrafo_20_de_20_lista">
      <style:text-properties style:font-name="Century Gothic"/>
    </style:style>
    <style:style style:name="P12" style:family="paragraph" style:parent-style-name="Normal" style:master-page-name="MP0">
      <loext:graphic-properties draw:fill="solid" draw:fill-color="#ffe599" draw:opacity="100%"/>
      <style:paragraph-properties style:page-number="auto" fo:break-before="page" fo:background-color="#ffe599"/>
      <style:text-properties style:font-name="Century Gothic" fo:font-weight="bold" style:font-weight-asian="bold"/>
    </style:style>
    <style:style style:name="P13" style:family="paragraph" style:parent-style-name="Normal">
      <style:text-properties officeooo:rsid="001f7fc8" officeooo:paragraph-rsid="001f7fc8"/>
    </style:style>
    <style:style style:name="P14" style:family="paragraph" style:parent-style-name="Normal">
      <style:text-properties fo:font-weight="bold" style:font-weight-asian="bold" style:font-weight-complex="bold"/>
    </style:style>
    <style:style style:name="P15" style:family="paragraph" style:parent-style-name="Normal">
      <style:text-properties fo:font-weight="bold" officeooo:rsid="001f7fc8" officeooo:paragraph-rsid="001f7fc8" style:font-weight-asian="bold" style:font-weight-complex="bold"/>
    </style:style>
    <style:style style:name="P16" style:family="paragraph" style:parent-style-name="Normal">
      <style:text-properties officeooo:rsid="001fe121" officeooo:paragraph-rsid="001fe121"/>
    </style:style>
    <style:style style:name="P17" style:family="paragraph" style:parent-style-name="Normal">
      <loext:graphic-properties draw:fill="solid" draw:fill-color="#ffe599" draw:opacity="100%"/>
      <style:paragraph-properties fo:break-before="page" fo:background-color="#ffe599"/>
      <style:text-properties style:font-name="Century Gothic" officeooo:paragraph-rsid="00222c74"/>
    </style:style>
    <style:style style:name="P18" style:family="paragraph" style:parent-style-name="Párrafo_20_de_20_lista" style:list-style-name="L1">
      <style:text-properties style:font-name="Century Gothic"/>
    </style:style>
    <style:style style:name="T1" style:family="text">
      <style:text-properties style:font-name="Century Gothic"/>
    </style:style>
    <style:style style:name="T2" style:family="text">
      <style:text-properties style:font-name="Century Gothic" fo:font-weight="bold" style:font-weight-asian="bold"/>
    </style:style>
    <style:style style:name="T3" style:family="text">
      <style:text-properties style:font-name="Century Gothic" fo:language="en" fo:country="US"/>
    </style:style>
    <style:style style:name="T4" style:family="text">
      <style:text-properties style:font-name="Century Gothic" fo:language="en" fo:country="US" fo:font-weight="bold" style:font-weight-asian="bold"/>
    </style:style>
    <style:style style:name="T5" style:family="text">
      <style:text-properties fo:color="#ff0000" loext:opacity="100%" style:font-name="Century Gothic"/>
    </style:style>
    <style:style style:name="T6" style:family="text">
      <style:text-properties fo:color="#ff0000" loext:opacity="100%" style:font-name="Century Gothic" style:text-underline-style="solid" style:text-underline-width="auto" style:text-underline-color="font-color" style:text-underline-mode="continuous" style:text-overline-mode="continuous" style:text-line-through-mode="continuous"/>
    </style:style>
    <style:style style:name="T7" style:family="text">
      <style:text-properties fo:color="#4472c4" loext:opacity="100%" style:font-name="Century Gothic"/>
    </style:style>
    <style:style style:name="T8" style:family="text">
      <style:text-properties fo:color="#4472c4" loext:opacity="100%" style:font-name="Century Gothic" fo:language="en" fo:country="US"/>
    </style:style>
    <style:style style:name="T9" style:family="text">
      <style:text-properties fo:color="#4472c4" loext:opacity="100%" style:text-position="super 67%" style:font-name="Century Gothic"/>
    </style:style>
    <style:style style:name="T10" style:family="text">
      <style:text-properties fo:color="#4472c4" loext:opacity="100%" style:text-position="super 67%" style:font-name="Century Gothic" fo:language="en" fo:country="US"/>
    </style:style>
    <style:style style:name="T11" style:family="text">
      <style:text-properties officeooo:rsid="00214dd3"/>
    </style:style>
    <style:style style:name="T12" style:family="text">
      <style:text-properties fo:font-weight="bold" style:font-weight-asian="bold"/>
    </style:style>
    <style:style style:name="T13" style:family="text">
      <style:text-properties officeooo:rsid="0023ec2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esson 1</text:p>
      <text:p text:style-name="P2"/>
      <text:list xml:id="list3239278238" text:style-name="L1">
        <text:list-item>
          <text:p text:style-name="P18">Practical Part Presentation</text:p>
        </text:list-item>
        <text:list-item>
          <text:p text:style-name="P18">Survey: Students’ needs and perceptions </text:p>
        </text:list-item>
      </text:list>
      <text:p text:style-name="Párrafo_20_de_20_lista"><text:a xlink:type="simple" xlink:href="https://forms.gle/M8NcTgZ9gsyXFkqTA" office:target-frame-name="_top" xlink:show="replace" text:style-name="Internet_20_link" text:visited-style-name="Visited_20_Internet_20_Link"><text:span text:style-name="Hipervínculo"><text:span text:style-name="T1">https://forms.gle/M8NcTgZ9gsyXFkqTA</text:span></text:span></text:a></text:p>
      <text:p text:style-name="P11"/>
      <text:list xml:id="list101652871179777" text:continue-numbering="true" text:style-name="L1">
        <text:list-item>
          <text:p text:style-name="P18">Level Test (50 min) – Upload the diploma on POLIFORMAT – TAREAS – ‘Level Test’</text:p>
        </text:list-item>
      </text:list>
      <text:p text:style-name="P2"/>
      <text:p text:style-name="P4">Practice 1</text:p>
      <text:p text:style-name="P2"/>
      <text:p text:style-name="Normal"><text:span text:style-name="Fuente_20_de_20_párrafo_20_predeter."><text:span text:style-name="T2">Page 12 </text:span></text:span><text:span text:style-name="Fuente_20_de_20_párrafo_20_predeter."><text:span text:style-name="T1">of your Book (Scenario)</text:span></text:span></text:p>
      <text:p text:style-name="P3">Activities 2, 3a, 3b, 3c and 3d. </text:p>
      <text:p text:style-name="P2">The audio files are on POLIFORMAT – RECURSOS – AUDIO NEW LANGUAGE LEADER – UNIT 1 – Recording 3.</text:p>
      <text:p text:style-name="P2"/>
      <text:p text:style-name="Normal"><text:span text:style-name="Fuente_20_de_20_párrafo_20_predeter."><text:span text:style-name="T1">Do the activities </text:span></text:span><text:span text:style-name="Fuente_20_de_20_párrafo_20_predeter."><text:span text:style-name="T6">here</text:span></text:span><text:span text:style-name="Fuente_20_de_20_párrafo_20_predeter."><text:span text:style-name="T5"> </text:span></text:span><text:span text:style-name="Fuente_20_de_20_párrafo_20_predeter."><text:span text:style-name="T1">and upload them on POLIFORMAT – TAREAS. </text:span></text:span></text:p>
      <text:p text:style-name="Normal"><text:span text:style-name="Fuente_20_de_20_párrafo_20_predeter."><text:span text:style-name="T1">Deadline: </text:span></text:span><text:span text:style-name="Fuente_20_de_20_párrafo_20_predeter."><text:span text:style-name="T7">Monday 5</text:span></text:span><text:span text:style-name="Fuente_20_de_20_párrafo_20_predeter."><text:span text:style-name="T9">th</text:span></text:span><text:span text:style-name="Fuente_20_de_20_párrafo_20_predeter."><text:span text:style-name="T7"> October 14.00 p.m.</text:span></text:span></text:p>
      <text:p text:style-name="P8"/>
      <text:p text:style-name="P5">Activities: </text:p>
      <text:p text:style-name="P14">Activity 2</text:p>
      <text:p text:style-name="P13"><text:tab/>1. Marco can’t pay his rent because he spends so much money with other students and friends.</text:p>
      <text:p text:style-name="P13"><text:tab/>2. He is in a difficult situation because he can’t afford his rent for it’s “way of living”. He also celebrated a party and broke a lamp that must be paid too.</text:p>
      <text:p text:style-name="P13"><text:tab/>3. They propose two things. First one is to speak with the flat owners and see if they can give Marco more time to pay that broken lamp. Second one is try to convince Marco to pay his rent on debit.</text:p>
      <text:p text:style-name="P13"/>
      <text:p text:style-name="P15">Activity 3</text:p>
      <text:p text:style-name="P13">a)</text:p>
      <text:p text:style-name="P16"><text:tab/>1.The problem is, he’s been spending too much money. </text:p>
      <text:p text:style-name="P16"><text:tab/>2.Well, the way to sort it out, surely, is to tell him to get a loan.</text:p>
      <text:p text:style-name="P16"><text:tab/>3.I’m not sure it’s the right thing to do, Carol.</text:p>
      <text:p text:style-name="P16"><text:tab/>4.The trouble is, it’s the third time he’s run out of money.</text:p>
      <text:p text:style-name="P16"><text:tab/>5. He can’t go on like that.</text:p>
      <text:p text:style-name="P16"><text:tab/>6. One way of dealing with this could be to look at his weekly expenses.</text:p>
      <text:p text:style-name="P16"><text:tab/>8. Well, there’s an obvious solution.</text:p>
      <text:p text:style-name="P16"><text:tab/>9. We could talk to the owner of the flat.</text:p>
      <text:p text:style-name="P13">b)</text:p>
      <text:p text:style-name="P13"><text:tab/><text:span text:style-name="T11">Outlining problems:<text:tab/>1<text:tab/>4<text:tab/>5<text:tab/></text:span></text:p>
      <text:p text:style-name="P13"><text:tab/><text:span text:style-name="T11">Offering Solutions:<text:tab/>2<text:tab/>6<text:tab/>8<text:tab/>9</text:span></text:p>
      <text:p text:style-name="P13"><text:tab/><text:span text:style-name="T11">Reacting to suggestions:<text:tab/>3<text:tab/>7<text:tab/>10</text:span></text:p>
      <text:p text:style-name="P13">c)</text:p>
      <text:p text:style-name="Normal"/>
      <text:p text:style-name="P17"><text:span text:style-name="T12">Speaking Topic 1</text:span></text:p>
      <text:p text:style-name="P7"/>
      <text:p text:style-name="P9">Discuss the advantages and disadvantages of e-learning. </text:p>
      <text:p text:style-name="P9">Give your opinion: Is e-learning the adequate method for quality learning at university?</text:p>
      <text:p text:style-name="P6"/>
      <text:p text:style-name="Normal"><text:span text:style-name="Fuente_20_de_20_párrafo_20_predeter."><text:span text:style-name="T3">Record your answer in </text:span></text:span><text:span text:style-name="Fuente_20_de_20_párrafo_20_predeter."><text:span text:style-name="T4">3 minutes</text:span></text:span><text:span text:style-name="Fuente_20_de_20_párrafo_20_predeter."><text:span text:style-name="T3"> on FLIPGRID. (you will find the flipgrid tab in our TEAM) – click on the tab – you will be asked a Gmail / Outlook / Hotmail account. </text:span></text:span></text:p>
      <text:p text:style-name="Normal"><text:span text:style-name="Fuente_20_de_20_párrafo_20_predeter."><text:span text:style-name="T3">Deadline: </text:span></text:span><text:span text:style-name="Fuente_20_de_20_párrafo_20_predeter."><text:span text:style-name="T8">Monday 5</text:span></text:span><text:span text:style-name="Fuente_20_de_20_párrafo_20_predeter."><text:span text:style-name="T10">th</text:span></text:span><text:span text:style-name="Fuente_20_de_20_párrafo_20_predeter."><text:span text:style-name="T8"> October 14.00 p.m.</text:span></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Segoe Print" svg:font-family="'Segoe Pri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100%" fo:hyphenation-ladder-count="no-limit"/>
      <style:text-properties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Encabezado_20_Car" style:display-name="Encabezado Car" style:family="text" style:parent-style-name="Fuente_20_de_20_párrafo_20_predeter.">
      <style:text-properties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Pie_20_de_20_página_20_Car" style:display-name="Pie de página Car" style:family="text" style:parent-style-name="Fuente_20_de_20_párrafo_20_predeter.">
      <style:text-properties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style:font-name="Calibri" style:font-name-complex="Calibri"/>
    </style:style>
    <style:style style:name="MT1" style:family="text">
      <style:text-properties officeooo:rsid="0023ec2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Student’s name: Andreu Mut Portes<text:tab/><text:span text:style-name="MT1">1G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description/>
    <dc:subject/>
    <meta:initial-creator>María Martínez Miquel</meta:initial-creator>
    <meta:creation-date>2020-10-02T07:04:00Z</meta:creation-date>
    <dc:date>2020-10-02T10:16:51.262000000</dc:date>
    <meta:editing-cycles>6</meta:editing-cycles>
    <meta:editing-duration>PT13M24S</meta:editing-duration>
    <meta:document-statistic meta:table-count="0" meta:image-count="0" meta:object-count="0" meta:page-count="2" meta:paragraph-count="37" meta:word-count="339" meta:character-count="1860" meta:non-whitespace-character-count="1529"/>
    <meta:template xlink:type="simple" xlink:actuate="onRequest" xlink:title="" xlink:href="Normal.dotm"/>
  </office:meta>
</office:document-meta>
</file>